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D43D52E4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572cm, 7.597cm, 13.378cm, 0.586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43cm" svg:height="22cm" svg:x="0.991cm" svg:y="2.591cm">
          <draw:image xlink:href="Pictures/10000000000005E8000007E0D43D52E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15T11:51:58.907408428</dc:date>
    <meta:editing-duration>PT3M37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